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0C0000000C14076313D5BEBF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fo:background-color="transparent" fo:keep-together="auto">
        <style:background-image/>
      </style:table-row-properties>
    </style:style>
    <style:style style:name="Tabelle1.A4" style:family="table-cell">
      <style:table-cell-properties style:vertical-align="" fo:background-color="#cccccc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officeooo:rsid="000550d5" officeooo:paragraph-rsid="000550d5"/>
    </style:style>
    <style:style style:name="P7" style:family="paragraph" style:parent-style-name="Table_20_Contents">
      <style:text-properties officeooo:rsid="000550d5" officeooo:paragraph-rsid="0008f16f"/>
    </style:style>
    <style:style style:name="P8" style:family="paragraph" style:parent-style-name="Table_20_Contents">
      <style:text-properties officeooo:rsid="000550d5" officeooo:paragraph-rsid="0006e938"/>
    </style:style>
    <style:style style:name="P9" style:family="paragraph" style:parent-style-name="Table_20_Contents">
      <style:text-properties officeooo:rsid="000550d5" officeooo:paragraph-rsid="000b74e7"/>
    </style:style>
    <style:style style:name="P10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06e938" officeooo:paragraph-rsid="0006e938" style:font-size-asian="11pt" style:font-size-complex="11pt"/>
    </style:style>
    <style:style style:name="P12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3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officeooo:rsid="000edc2d" officeooo:paragraph-rsid="000edc2d"/>
    </style:style>
    <style:style style:name="P15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6" style:family="paragraph" style:parent-style-name="Table_20_Contents">
      <style:text-properties officeooo:rsid="0013defe" officeooo:paragraph-rsid="0013defe"/>
    </style:style>
    <style:style style:name="P17" style:family="paragraph" style:parent-style-name="Standard">
      <style:text-properties officeooo:rsid="0007535e" officeooo:paragraph-rsid="0007535e"/>
    </style:style>
    <style:style style:name="P18" style:family="paragraph" style:parent-style-name="Standard">
      <style:text-properties officeooo:rsid="0007535e" officeooo:paragraph-rsid="00083ee5"/>
    </style:style>
    <style:style style:name="P19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0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1" style:family="paragraph" style:parent-style-name="Standard">
      <style:text-properties officeooo:rsid="0010d04c" officeooo:paragraph-rsid="0010d04c"/>
    </style:style>
    <style:style style:name="P22" style:family="paragraph" style:parent-style-name="Table_20_Contents">
      <style:text-properties style:font-name="TI-Nspire Sans" fo:font-size="11pt" officeooo:rsid="0013defe" officeooo:paragraph-rsid="0013defe" style:font-size-asian="11pt" style:font-size-complex="11pt"/>
    </style:style>
    <style:style style:name="P23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24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25" style:family="paragraph" style:parent-style-name="Table_20_Contents">
      <style:text-properties officeooo:rsid="00154bbd" officeooo:paragraph-rsid="00175d36"/>
    </style:style>
    <style:style style:name="P26" style:family="paragraph" style:parent-style-name="Table_20_Contents">
      <style:paragraph-properties>
        <style:tab-stops>
          <style:tab-stop style:position="0.794cm"/>
        </style:tab-stops>
      </style:paragraph-properties>
      <style:text-properties officeooo:rsid="000550d5" officeooo:paragraph-rsid="00154bbd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0921ac"/>
    </style:style>
    <style:style style:name="T4" style:family="text">
      <style:text-properties officeooo:rsid="0010cafa"/>
    </style:style>
    <style:style style:name="T5" style:family="text">
      <style:text-properties officeooo:rsid="0013def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54bbd" style:font-style-asian="italic" style:font-style-complex="italic"/>
    </style:style>
    <style:style style:name="T8" style:family="text">
      <style:text-properties officeooo:rsid="00154bbd"/>
    </style:style>
    <style:style style:name="T9" style:family="text">
      <style:text-properties officeooo:rsid="0016c6d6"/>
    </style:style>
    <style:style style:name="T10" style:family="text">
      <style:text-properties officeooo:rsid="00175d3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1">Diese Erweiterung stellt einige brauchbare Funktionen für den Mathematikunterricht zur Verfügung.</text:p>
      <text:p text:style-name="Standard"/>
      <text:p text:style-name="P18"><text:span text:style-name="T4">K</text:span>opiere die Datei <text:span text:style-name="Datei"><text:span text:style-name="T2">InitMaxima.mac</text:span></text:span> in das gleiche Verzeichnis wie deine Maxima Datei.</text:p>
      <text:p text:style-name="P17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Beschreibung</text:p>
          </table:table-cell>
          <table:table-cell table:style-name="Tabelle1.B1" office:value-type="string">
            <text:p text:style-name="P13">Beispiel</text:p>
          </table:table-cell>
        </table:table-row>
        <table:table-row>
          <table:table-cell table:style-name="Tabelle1.A2" office:value-type="string">
            <text:p text:style-name="P6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P6"/>
            <text:p text:style-name="P26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8">filename&gt;"</text:span><text:span text:style-name="T7">Dateiname</text:span><text:span text:style-name="T8">",</text:span></text:p>
            <text:p text:style-name="P26"><text:span text:style-name="T8"><text:tab/>xlable&gt;"die x-Achse",</text:span></text:p>
            <text:p text:style-name="P26"><text:span text:style-name="T8"><text:tab/>ylable&gt;"die y-Achse"<text:line-break/></text:span>)</text:p>
          </table:table-cell>
          <table:table-cell table:style-name="Tabelle1.B3" table:number-rows-spanned="2" office:value-type="string">
            <text:p text:style-name="P10">Zeichne(cos(2*x), 0, 4);</text:p>
            <text:p text:style-name="P10">Zeichne(<text:span text:style-name="T9">[</text:span>cos(2*x), <text:span text:style-name="T9">x^3, x]</text:span>, 0, 4);</text:p>
            <text:p text:style-name="P10"/>
            <text:p text:style-name="P24">Zeichne( cos(2*x), 0, 4,</text:p>
            <text:p text:style-name="P24"><text:s text:c="2"/>filename&gt;"Supergrafik",</text:p>
            <text:p text:style-name="P24"><text:s text:c="2"/>xlable&gt;"die x-Achse",</text:p>
            <text:p text:style-name="P24"><text:s text:c="2"/>ylable&gt;"die y-Achse"</text:p>
            <text:p text:style-name="P24">);</text:p>
          </table:table-cell>
        </table:table-row>
        <table:table-row>
          <table:table-cell table:style-name="Tabelle1.A3" office:value-type="string">
            <text:p text:style-name="P25">Zeichnet die gegebenen Funktionen f1 und f2 und speichert die Grafik sie als SVG Datei (<text:span text:style-name="T6">Dateiname.svg</text:span>) ab, wobei die Achsen beschriftet werden. <text:line-break/><text:line-break/>Die Parameter <text:span text:style-name="T6">filename</text:span>, <text:span text:style-name="T6">xlable</text:span>, <text:span text:style-name="T6">ylable</text:span> müssen korrekt geschrieben sein, ansonsten werden sie nicht akzeptiert.<text:line-break/><text:line-break/><text:span text:style-name="T10">Es können beliebig viele Funktionen in einer Liste zusammengefasst werden.</text:span>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8">GlSys2(gl1,gl2);</text:p>
            <text:p text:style-name="P7">GlSys2Var(gl1,gl2,x,y);</text:p>
          </table:table-cell>
          <table:table-cell table:style-name="Tabelle1.B5" table:number-rows-spanned="2" office:value-type="string">
            <text:p text:style-name="P22">gl1: 2*x+3*y=12;</text:p>
            <text:p text:style-name="P12"><text:span text:style-name="T5">gl2: 2*x-4*y=14;</text:span><text:line-break/>GlSys2(gl1,gl2);</text:p>
            <text:p text:style-name="P11">GlSys2Var(gl1,gl2,x,y);</text:p>
          </table:table-cell>
        </table:table-row>
        <table:table-row table:style-name="Tabelle1.4">
          <table:table-cell table:style-name="Tabelle1.A5" office:value-type="string">
            <text:p text:style-name="P16">Löst eine Gleichungssystem mit zwei Gleichungen nach x und y auf</text:p>
            <text:p text:style-name="P7">Löst eine Gleichungssystem <text:span text:style-name="T5">mit</text:span> zwei Gleichungen auf, wobei die Variable<text:span text:style-name="T3">n</text:span> <text:span text:style-name="T3">angegeben</text:span> werden können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9">CreateFunktion(p1,p2, f);</text:p>
          </table:table-cell>
          <table:table-cell table:style-name="Tabelle1.B7" table:number-rows-spanned="2" office:value-type="string">
            <text:p text:style-name="P20">p1:[5,100]$</text:p>
            <text:p text:style-name="P20">p2:[8,130]$</text:p>
            <text:p text:style-name="P19">f: y=a*b^x$</text:p>
            <text:p text:style-name="P19">f: CreateFunktion(p1,p2, f);</text:p>
          </table:table-cell>
        </table:table-row>
        <table:table-row table:style-name="Tabelle1.4">
          <table:table-cell table:style-name="Tabelle1.A5" office:value-type="string">
            <text:p text:style-name="P14">Erstellt eine Funktion bei zwei gegebenen Punkte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14076313D5BEBF19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14076313D5BEBF19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1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50S</meta:editing-duration>
    <meta:editing-cycles>19</meta:editing-cycles>
    <meta:generator>LibreOffice/5.3.7.2$Windows_X86_64 LibreOffice_project/6b8ed514a9f8b44d37a1b96673cbbdd077e24059</meta:generator>
    <dc:date>2018-01-17T19:35:06.904000000</dc:date>
    <dc:creator>Mag. Stefan Hagmann</dc:creator>
    <meta:document-statistic meta:table-count="1" meta:image-count="0" meta:object-count="6" meta:page-count="1" meta:paragraph-count="35" meta:word-count="179" meta:character-count="1418" meta:non-whitespace-character-count="12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